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e Miguel Vilchez Gonzalez</text:p>
      <text:p text:style-name="Standard"/>
      <text:p text:style-name="Standard"><text:a xlink:type="simple" xlink:href="mailto:jmvilchez@ugr.es">jmvilchez@ugr.es</text:a></text:p>
      <text:p text:style-name="Standard"/>
      <text:p text:style-name="Standard"/>
      <text:p text:style-name="Standard">Buenas Jose Miguel,</text:p>
      <text:p text:style-name="Standard"/>
      <text:p text:style-name="Standard">Soy Javier Jimenez, un alumno del Master de Secundaria en Física y Química del curso 2010-2011. Ahora mismo me encuentro en Glasgow (Escocia), para mejorar mi idioma y expandir mi carrera profesional. De hecho, se me ha concedido la oportunidad de asistir a un curso de la Universidad de Glasgow. La razón de este email es que, debido a la alta competitividad de dicho curso, me exigen algunas cartas de recomendación por parte de algunas de las organizaciones en las que haya participado tanto académica como profesionalmente (sería un documento de texto preferiblemente en inglés con el logo). Me gustaría saber si existe la posibilidad de que pueda contar con tu ayuda desde la Universidad de Granada. Muchas gracias de antemano,</text:p>
      <text:p text:style-name="Standard"/>
      <text:p text:style-name="Standard">Javier Jimén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ernando Moreno Danvila</text:p>
      <text:p text:style-name="Standard">Antonio Molina Cuevas</text:p>
      <text:p text:style-name="Standard"/>
      <text:p text:style-name="Standard"><text:a xlink:type="simple" xlink:href="mailto:fernando@iaa.es">fernando@iaa.es</text:a></text:p>
      <text:p text:style-name="Standard"><text:a xlink:type="simple" xlink:href="mailto:amolina@ugr.es">amolina@ugr.es</text:a>, <text:a xlink:type="simple" xlink:href="mailto:amolina@iaa.es">amolina@iaa.es</text:a></text:p>
      <text:p text:style-name="Standard"/>
      <text:p text:style-name="Standard"/>
      <text:p text:style-name="Standard"/>
      <text:p text:style-name="Standard"/>
      <text:p text:style-name="Standard">Muy buenas,</text:p>
      <text:p text:style-name="Standard"/>
      <text:p text:style-name="Standard">Soy Javier Jimenez, vuestro alumno de doctorado. Todavía sigo aquí en Glasgow, siguiendo con el tratamiento y estudiando para expandir mi carrera. De hecho, la razón de este email es que se me ha concedido la oportunidad de asistir a un curso de la Universidad de Glasgow y debido a la alta competitividad de dicho curso, me exigen algunas cartas de recomendación por parte de algunas de las organizaciones en las que haya participado tanto académica como profesionalmente. Me gustaría saber si existe la posibilidad de que pueda contar con vuestra ayuda desde la Universidad de Granada y/o desde el CSIC. Sería un documento de texto en inglés con el logo. </text:p>
      <text:p text:style-name="Standard"/>
      <text:p text:style-name="Standard">Espero que las cosas por allí vayan muy bien; por aquí como siempre. Muchas gracias de antemano,</text:p>
      <text:p text:style-name="Standard"/>
      <text:p text:style-name="Standard">Javier Jimén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raham Cadger</text:p>
      <text:p text:style-name="Standard"/>
      <text:p text:style-name="Standard"><text:a xlink:type="simple" xlink:href="mailto:graham.cadger@cityofglasgowcollege.ac.uk">graham.cadger@cityofglasgowcollege.ac.uk</text:a></text:p>
      <text:p text:style-name="Standard"/>
      <text:p text:style-name="Standard"/>
      <text:p text:style-name="Standard"/>
      <text:p text:style-name="Standard">Hi Graham</text:p>
      <text:p text:style-name="Standard"/>
      <text:p text:style-name="Standard"/>
      <text:p text:style-name="Standard">It is Javier from the HNC software development class. The reason that I have sent this email is to request an academic reference, as I am applying for a post graduate course at the University of Glasgow. If you could possibly provide a reference for me, it would be most appreciated.</text:p>
      <text:p text:style-name="Standard"/>
      <text:p text:style-name="Standard"/>
      <text:p text:style-name="Standard">Thanks in advance</text:p>
      <text:p text:style-name="Standard"/>
      <text:p text:style-name="Standard"/>
      <text:p text:style-name="Standard">Javier Jimenez</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4M9S</meta:editing-duration>
    <meta:editing-cycles>6</meta:editing-cycles>
    <meta:generator>OpenOffice.org/3.3$Win32 OpenOffice.org_project/330m20$Build-9567</meta:generator>
    <dc:date>2012-04-23T15:06:34.99</dc:date>
    <dc:creator>Javier Jiménez</dc:creator>
    <meta:document-statistic meta:table-count="0" meta:image-count="0" meta:object-count="0" meta:page-count="3" meta:paragraph-count="19" meta:word-count="333" meta:character-count="2052"/>
    <meta:user-defined meta:name="Info 1"/>
    <meta:user-defined meta:name="Info 2"/>
    <meta:user-defined meta:name="Info 3"/>
    <meta:user-defined meta:name="Info 4"/>
  </office:meta>
</office:document-meta>
</file>